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5-03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5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4-08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4-06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4-05-01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3-12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3-09-0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3-06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3-04-1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2-12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2-09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2-06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2-03-10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1-12-0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1-09-2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1-06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1-04-0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98" calcext:value-type="float">
            <text:p>5.5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002118521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